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aleway" svg:font-family="Raleway, sans-serif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fo:margin-top="0.15cm" fo:margin-bottom="0.15cm" table:align="center" fo:background-color="transparent" style:shadow="none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4.39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18ffff" fo:padding-left="0cm" fo:padding-right="0cm" fo:padding-top="0.15cm" fo:padding-bottom="0.15cm" fo:border="none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A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1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1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1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1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1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1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1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1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1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1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1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1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1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1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1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1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1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1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1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1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1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1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1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1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1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1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1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1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1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1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2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2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2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2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2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2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2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2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2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2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2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2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2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2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2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2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2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2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3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3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32" style:family="table-row">
      <style:table-row-properties fo:keep-together="auto"/>
    </style:style>
    <style:style style:name="Tabla1.B3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3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3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3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3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3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3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3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3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3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3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3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3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3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3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3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3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3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3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3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3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4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4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4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4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4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4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4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4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4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4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4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4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4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4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4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4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4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4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50" style:family="table-row">
      <style:table-row-properties fo:keep-together="auto"/>
    </style:style>
    <style:style style:name="Tabla1.B5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5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5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51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5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2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5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5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53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5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4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5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5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55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5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6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5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5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57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5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5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58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5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5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59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6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6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60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62" style:family="table-row">
      <style:table-row-properties fo:keep-together="auto"/>
    </style:style>
    <style:style style:name="Tabla1.B6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6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6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6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6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6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6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6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6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6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6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6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6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6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6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6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6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6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6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6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6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6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6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6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7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7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70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7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1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7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7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72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7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3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7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7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74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7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5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7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7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76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B7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7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B7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C7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D78" style:family="table-cell">
      <style:table-cell-properties style:vertical-align="middle" fo:background-color="transparent" fo:padding-left="0cm" fo:padding-right="0cm" fo:padding-top="0.15cm" fo:padding-bottom="0.15cm" fo:border="none" style:writing-mode="page">
        <style:background-image/>
      </style:table-cell-properties>
    </style:style>
    <style:style style:name="Tabla1.79" style:family="table-row">
      <style:table-row-properties fo:keep-together="auto"/>
    </style:style>
    <style:style style:name="Tabla1.B7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C7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1.D79" style:family="table-cell">
      <style:table-cell-properties style:vertical-align="middle" fo:background-color="#dddddd" fo:padding-left="0cm" fo:padding-right="0cm" fo:padding-top="0.15cm" fo:padding-bottom="0.15cm" fo:border="none" style:writing-mode="page">
        <style:background-image/>
      </style:table-cell-properties>
    </style:style>
    <style:style style:name="Tabla2" style:family="table">
      <style:table-properties style:width="4.001cm" table:align="left"/>
    </style:style>
    <style:style style:name="Tabla2.A" style:family="table-column">
      <style:table-column-properties style:column-width="2cm"/>
    </style:style>
    <style:style style:name="Tabla2.A1" style:family="table-cell">
      <style:table-cell-properties style:vertical-align="middle" fo:background-color="#e0e0e0" fo:padding-left="0cm" fo:padding-right="0cm" fo:padding-top="0.15cm" fo:padding-bottom="0.15cm" fo:border="none">
        <style:background-image/>
      </style:table-cell-properties>
    </style:style>
    <style:style style:name="Tabla2.A2" style:family="table-cell">
      <style:table-cell-properties style:vertical-align="middle" fo:background-color="transparent" fo:padding-left="0cm" fo:padding-right="0cm" fo:padding-top="0.15cm" fo:padding-bottom="0.15cm" fo:border="non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bec65" officeooo:paragraph-rsid="000bec65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6dfd" officeooo:paragraph-rsid="00026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fc54" officeooo:paragraph-rsid="0002f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488c5" officeooo:paragraph-rsid="00048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26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8e09" officeooo:paragraph-rsid="00078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26dfd" officeooo:paragraph-rsid="00026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27639" officeooo:paragraph-rsid="00027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2fc54" officeooo:paragraph-rsid="0002f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026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78e09" officeooo:paragraph-rsid="00078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488c5" officeooo:paragraph-rsid="000488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59e5e" officeooo:paragraph-rsid="00059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fo:language="en" fo:country="US" officeooo:rsid="00026dfd" officeooo:paragraph-rsid="00026dfd"/>
    </style:style>
    <style:style style:name="P18" style:family="paragraph" style:parent-style-name="Table_20_Contents">
      <style:text-properties fo:language="en" fo:country="US" officeooo:paragraph-rsid="00026dfd"/>
    </style:style>
    <style:style style:name="P19" style:family="paragraph" style:parent-style-name="Table_20_Contents">
      <style:text-properties officeooo:rsid="000b05f1" officeooo:paragraph-rsid="000b05f1"/>
    </style:style>
    <style:style style:name="T1" style:family="text">
      <style:text-properties officeooo:rsid="00026dfd"/>
    </style:style>
    <style:style style:name="T2" style:family="text">
      <style:text-properties officeooo:rsid="0008fc4a"/>
    </style:style>
    <style:style style:name="T3" style:family="text">
      <style:text-properties officeooo:rsid="00092d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Green">
        <table:table-column table:style-name="Tabla1.A" table:number-columns-repeated="4"/>
        <table:table-row table:style-name="Tabla1.1">
          <table:table-cell table:style-name="Tabla1.A1" office:value-type="string">
            <text:p text:style-name="P17">Verbo en inglés</text:p>
          </table:table-cell>
          <table:table-cell table:style-name="Tabla1.A1" office:value-type="string">
            <text:p text:style-name="P18"><text:span text:style-name="T1">Pasado simple</text:span></text:p>
          </table:table-cell>
          <table:table-cell table:style-name="Tabla1.A1" office:value-type="string">
            <text:p text:style-name="P17">Participio</text:p>
          </table:table-cell>
          <table:table-cell table:style-name="Tabla1.A1" office:value-type="string">
            <text:p text:style-name="P17">Verbo en español</text:p>
          </table:table-cell>
        </table:table-row>
        <table:table-row>
          <table:table-cell table:style-name="Tabla1.A2" office:value-type="string">
            <text:p text:style-name="P10">be</text:p>
          </table:table-cell>
          <table:table-cell table:style-name="Tabla1.B2" office:value-type="string">
            <text:p text:style-name="P10">was / were</text:p>
          </table:table-cell>
          <table:table-cell table:style-name="Tabla1.C2" office:value-type="string">
            <text:p text:style-name="P10">been</text:p>
          </table:table-cell>
          <table:table-cell table:style-name="Tabla1.D2" office:value-type="string">
            <text:p text:style-name="P10">ser / estar</text:p>
          </table:table-cell>
        </table:table-row>
        <table:table-row>
          <table:table-cell table:style-name="Tabla1.A3" office:value-type="string">
            <text:p text:style-name="P10">beat</text:p>
          </table:table-cell>
          <table:table-cell table:style-name="Tabla1.B3" office:value-type="string">
            <text:p text:style-name="P10">beat</text:p>
          </table:table-cell>
          <table:table-cell table:style-name="Tabla1.C3" office:value-type="string">
            <text:p text:style-name="P10">beaten</text:p>
          </table:table-cell>
          <table:table-cell table:style-name="Tabla1.D3" office:value-type="string">
            <text:p text:style-name="P10">ganarle (a alguien)</text:p>
          </table:table-cell>
        </table:table-row>
        <table:table-row>
          <table:table-cell table:style-name="Tabla1.A2" office:value-type="string">
            <text:p text:style-name="P10">begin</text:p>
          </table:table-cell>
          <table:table-cell table:style-name="Tabla1.B4" office:value-type="string">
            <text:p text:style-name="P11">began</text:p>
          </table:table-cell>
          <table:table-cell table:style-name="Tabla1.C4" office:value-type="string">
            <text:p text:style-name="P11">begun</text:p>
          </table:table-cell>
          <table:table-cell table:style-name="Tabla1.D4" office:value-type="string">
            <text:p text:style-name="P11">empezar</text:p>
          </table:table-cell>
        </table:table-row>
        <table:table-row table:style-name="Tabla1.5">
          <table:table-cell table:style-name="Tabla1.A3" office:value-type="string">
            <text:p text:style-name="P11">bend</text:p>
          </table:table-cell>
          <table:table-cell table:style-name="Tabla1.B5" office:value-type="string">
            <text:p text:style-name="P11">bent</text:p>
          </table:table-cell>
          <table:table-cell table:style-name="Tabla1.C5" office:value-type="string">
            <text:p text:style-name="P11">bent</text:p>
          </table:table-cell>
          <table:table-cell table:style-name="Tabla1.D5" office:value-type="string">
            <text:p text:style-name="P11">doblar</text:p>
          </table:table-cell>
        </table:table-row>
        <table:table-row>
          <table:table-cell table:style-name="Tabla1.A2" office:value-type="string">
            <text:p text:style-name="P11">bite</text:p>
          </table:table-cell>
          <table:table-cell table:style-name="Tabla1.B6" office:value-type="string">
            <text:p text:style-name="P11">bit</text:p>
          </table:table-cell>
          <table:table-cell table:style-name="Tabla1.C6" office:value-type="string">
            <text:p text:style-name="P11">bitten</text:p>
          </table:table-cell>
          <table:table-cell table:style-name="Tabla1.D6" office:value-type="string">
            <text:p text:style-name="P11">morder</text:p>
          </table:table-cell>
        </table:table-row>
        <table:table-row>
          <table:table-cell table:style-name="Tabla1.A3" office:value-type="string">
            <text:p text:style-name="P11">blow</text:p>
          </table:table-cell>
          <table:table-cell table:style-name="Tabla1.B7" office:value-type="string">
            <text:p text:style-name="P11">blew</text:p>
          </table:table-cell>
          <table:table-cell table:style-name="Tabla1.C7" office:value-type="string">
            <text:p text:style-name="P11">blown</text:p>
          </table:table-cell>
          <table:table-cell table:style-name="Tabla1.D7" office:value-type="string">
            <text:p text:style-name="P11">soplar</text:p>
          </table:table-cell>
        </table:table-row>
        <table:table-row>
          <table:table-cell table:style-name="Tabla1.A2" office:value-type="string">
            <text:p text:style-name="P11">break</text:p>
          </table:table-cell>
          <table:table-cell table:style-name="Tabla1.B8" office:value-type="string">
            <text:p text:style-name="P11">broke</text:p>
          </table:table-cell>
          <table:table-cell table:style-name="Tabla1.C8" office:value-type="string">
            <text:p text:style-name="P11">broken</text:p>
          </table:table-cell>
          <table:table-cell table:style-name="Tabla1.D8" office:value-type="string">
            <text:p text:style-name="P11">romper</text:p>
          </table:table-cell>
        </table:table-row>
        <table:table-row>
          <table:table-cell table:style-name="Tabla1.A3" office:value-type="string">
            <text:p text:style-name="P11">bring</text:p>
          </table:table-cell>
          <table:table-cell table:style-name="Tabla1.B9" office:value-type="string">
            <text:p text:style-name="P11">brought</text:p>
          </table:table-cell>
          <table:table-cell table:style-name="Tabla1.C9" office:value-type="string">
            <text:p text:style-name="P11">brought</text:p>
          </table:table-cell>
          <table:table-cell table:style-name="Tabla1.D9" office:value-type="string">
            <text:p text:style-name="P11">llevar, traer</text:p>
          </table:table-cell>
        </table:table-row>
        <table:table-row>
          <table:table-cell table:style-name="Tabla1.A2" office:value-type="string">
            <text:p text:style-name="P11">build</text:p>
          </table:table-cell>
          <table:table-cell table:style-name="Tabla1.B10" office:value-type="string">
            <text:p text:style-name="P11">built</text:p>
          </table:table-cell>
          <table:table-cell table:style-name="Tabla1.C10" office:value-type="string">
            <text:p text:style-name="P11">built</text:p>
          </table:table-cell>
          <table:table-cell table:style-name="Tabla1.D10" office:value-type="string">
            <text:p text:style-name="P11">construir</text:p>
          </table:table-cell>
        </table:table-row>
        <table:table-row>
          <table:table-cell table:style-name="Tabla1.A3" office:value-type="string">
            <text:p text:style-name="P11">buy</text:p>
          </table:table-cell>
          <table:table-cell table:style-name="Tabla1.B11" office:value-type="string">
            <text:p text:style-name="P11">bought</text:p>
          </table:table-cell>
          <table:table-cell table:style-name="Tabla1.C11" office:value-type="string">
            <text:p text:style-name="P11">bought</text:p>
          </table:table-cell>
          <table:table-cell table:style-name="Tabla1.D11" office:value-type="string">
            <text:p text:style-name="P11">comprar</text:p>
          </table:table-cell>
        </table:table-row>
        <table:table-row>
          <table:table-cell table:style-name="Tabla1.A2" office:value-type="string">
            <text:p text:style-name="P12">catch</text:p>
          </table:table-cell>
          <table:table-cell table:style-name="Tabla1.B12" office:value-type="string">
            <text:p text:style-name="P12">caught</text:p>
          </table:table-cell>
          <table:table-cell table:style-name="Tabla1.C12" office:value-type="string">
            <text:p text:style-name="P12">caught</text:p>
          </table:table-cell>
          <table:table-cell table:style-name="Tabla1.D12" office:value-type="string">
            <text:p text:style-name="P12">coger</text:p>
          </table:table-cell>
        </table:table-row>
        <table:table-row>
          <table:table-cell table:style-name="Tabla1.A3" office:value-type="string">
            <text:p text:style-name="P12">choose</text:p>
          </table:table-cell>
          <table:table-cell table:style-name="Tabla1.B13" office:value-type="string">
            <text:p text:style-name="P12">chose</text:p>
          </table:table-cell>
          <table:table-cell table:style-name="Tabla1.C13" office:value-type="string">
            <text:p text:style-name="P12">chosen</text:p>
          </table:table-cell>
          <table:table-cell table:style-name="Tabla1.D13" office:value-type="string">
            <text:p text:style-name="P12">elegir</text:p>
          </table:table-cell>
        </table:table-row>
        <table:table-row>
          <table:table-cell table:style-name="Tabla1.A2" office:value-type="string">
            <text:p text:style-name="P12">come</text:p>
          </table:table-cell>
          <table:table-cell table:style-name="Tabla1.B14" office:value-type="string">
            <text:p text:style-name="P12">came</text:p>
          </table:table-cell>
          <table:table-cell table:style-name="Tabla1.C14" office:value-type="string">
            <text:p text:style-name="P12">come</text:p>
          </table:table-cell>
          <table:table-cell table:style-name="Tabla1.D14" office:value-type="string">
            <text:p text:style-name="P12">venir</text:p>
          </table:table-cell>
        </table:table-row>
        <table:table-row>
          <table:table-cell table:style-name="Tabla1.A3" office:value-type="string">
            <text:p text:style-name="P12">cost</text:p>
          </table:table-cell>
          <table:table-cell table:style-name="Tabla1.B15" office:value-type="string">
            <text:p text:style-name="P12">cost</text:p>
          </table:table-cell>
          <table:table-cell table:style-name="Tabla1.C15" office:value-type="string">
            <text:p text:style-name="P12">cost</text:p>
          </table:table-cell>
          <table:table-cell table:style-name="Tabla1.D15" office:value-type="string">
            <text:p text:style-name="P12">costar</text:p>
          </table:table-cell>
        </table:table-row>
        <table:table-row>
          <table:table-cell table:style-name="Tabla1.A2" office:value-type="string">
            <text:p text:style-name="P12">do</text:p>
          </table:table-cell>
          <table:table-cell table:style-name="Tabla1.B16" office:value-type="string">
            <text:p text:style-name="P12">did</text:p>
          </table:table-cell>
          <table:table-cell table:style-name="Tabla1.C16" office:value-type="string">
            <text:p text:style-name="P12">done</text:p>
          </table:table-cell>
          <table:table-cell table:style-name="Tabla1.D16" office:value-type="string">
            <text:p text:style-name="P12">hacer</text:p>
          </table:table-cell>
        </table:table-row>
        <table:table-row>
          <table:table-cell table:style-name="Tabla1.A3" office:value-type="string">
            <text:p text:style-name="P12">draw</text:p>
          </table:table-cell>
          <table:table-cell table:style-name="Tabla1.B17" office:value-type="string">
            <text:p text:style-name="P12">drew</text:p>
          </table:table-cell>
          <table:table-cell table:style-name="Tabla1.C17" office:value-type="string">
            <text:p text:style-name="P12">drawn</text:p>
          </table:table-cell>
          <table:table-cell table:style-name="Tabla1.D17" office:value-type="string">
            <text:p text:style-name="P12">dibujar</text:p>
          </table:table-cell>
        </table:table-row>
        <table:table-row>
          <table:table-cell table:style-name="Tabla1.A2" office:value-type="string">
            <text:p text:style-name="P12">dream</text:p>
          </table:table-cell>
          <table:table-cell table:style-name="Tabla1.B18" office:value-type="string">
            <text:p text:style-name="P12">dreamed, dreamt</text:p>
          </table:table-cell>
          <table:table-cell table:style-name="Tabla1.C18" office:value-type="string">
            <text:p text:style-name="P12">dreamed, dreamt</text:p>
          </table:table-cell>
          <table:table-cell table:style-name="Tabla1.D18" office:value-type="string">
            <text:p text:style-name="P12">soñar</text:p>
          </table:table-cell>
        </table:table-row>
        <table:table-row>
          <table:table-cell table:style-name="Tabla1.A3" office:value-type="string">
            <text:p text:style-name="P12">drive</text:p>
          </table:table-cell>
          <table:table-cell table:style-name="Tabla1.B19" office:value-type="string">
            <text:p text:style-name="P12">drove</text:p>
          </table:table-cell>
          <table:table-cell table:style-name="Tabla1.C19" office:value-type="string">
            <text:p text:style-name="P12">driven</text:p>
          </table:table-cell>
          <table:table-cell table:style-name="Tabla1.D19" office:value-type="string">
            <text:p text:style-name="P12">conducir</text:p>
          </table:table-cell>
        </table:table-row>
        <table:table-row>
          <table:table-cell table:style-name="Tabla1.A2" office:value-type="string">
            <text:p text:style-name="P12">drink</text:p>
          </table:table-cell>
          <table:table-cell table:style-name="Tabla1.B20" office:value-type="string">
            <text:p text:style-name="P12">drank</text:p>
          </table:table-cell>
          <table:table-cell table:style-name="Tabla1.C20" office:value-type="string">
            <text:p text:style-name="P12">drunk</text:p>
          </table:table-cell>
          <table:table-cell table:style-name="Tabla1.D20" office:value-type="string">
            <text:p text:style-name="P12">beber</text:p>
          </table:table-cell>
        </table:table-row>
        <table:table-row>
          <table:table-cell table:style-name="Tabla1.A3" office:value-type="string">
            <text:p text:style-name="P12">eat</text:p>
          </table:table-cell>
          <table:table-cell table:style-name="Tabla1.B21" office:value-type="string">
            <text:p text:style-name="P12">ate</text:p>
          </table:table-cell>
          <table:table-cell table:style-name="Tabla1.C21" office:value-type="string">
            <text:p text:style-name="P12">eaten</text:p>
          </table:table-cell>
          <table:table-cell table:style-name="Tabla1.D21" office:value-type="string">
            <text:p text:style-name="P12">comer</text:p>
          </table:table-cell>
        </table:table-row>
        <table:table-row>
          <table:table-cell table:style-name="Tabla1.A2" office:value-type="string">
            <text:p text:style-name="P12">fall</text:p>
          </table:table-cell>
          <table:table-cell table:style-name="Tabla1.B22" office:value-type="string">
            <text:p text:style-name="P12">fell</text:p>
          </table:table-cell>
          <table:table-cell table:style-name="Tabla1.C22" office:value-type="string">
            <text:p text:style-name="P12">fallen</text:p>
          </table:table-cell>
          <table:table-cell table:style-name="Tabla1.D22" office:value-type="string">
            <text:p text:style-name="P12">caer</text:p>
          </table:table-cell>
        </table:table-row>
        <table:table-row>
          <table:table-cell table:style-name="Tabla1.A3" office:value-type="string">
            <text:p text:style-name="P12">feel</text:p>
          </table:table-cell>
          <table:table-cell table:style-name="Tabla1.B23" office:value-type="string">
            <text:p text:style-name="P12">felt</text:p>
          </table:table-cell>
          <table:table-cell table:style-name="Tabla1.C23" office:value-type="string">
            <text:p text:style-name="P12">felt</text:p>
          </table:table-cell>
          <table:table-cell table:style-name="Tabla1.D23" office:value-type="string">
            <text:p text:style-name="P12">sentir</text:p>
          </table:table-cell>
        </table:table-row>
        <table:table-row>
          <table:table-cell table:style-name="Tabla1.A2" office:value-type="string">
            <text:p text:style-name="P12">fight</text:p>
          </table:table-cell>
          <table:table-cell table:style-name="Tabla1.B24" office:value-type="string">
            <text:p text:style-name="P12">fought</text:p>
          </table:table-cell>
          <table:table-cell table:style-name="Tabla1.C24" office:value-type="string">
            <text:p text:style-name="P12">fought</text:p>
          </table:table-cell>
          <table:table-cell table:style-name="Tabla1.D24" office:value-type="string">
            <text:p text:style-name="P12">luchar</text:p>
          </table:table-cell>
        </table:table-row>
        <table:table-row>
          <table:table-cell table:style-name="Tabla1.A3" office:value-type="string">
            <text:p text:style-name="P12">find</text:p>
          </table:table-cell>
          <table:table-cell table:style-name="Tabla1.B25" office:value-type="string">
            <text:p text:style-name="P12">found</text:p>
          </table:table-cell>
          <table:table-cell table:style-name="Tabla1.C25" office:value-type="string">
            <text:p text:style-name="P12">found</text:p>
          </table:table-cell>
          <table:table-cell table:style-name="Tabla1.D25" office:value-type="string">
            <text:p text:style-name="P12">encontrar</text:p>
          </table:table-cell>
        </table:table-row>
        <table:table-row>
          <table:table-cell table:style-name="Tabla1.A2" office:value-type="string">
            <text:p text:style-name="P12">fly</text:p>
          </table:table-cell>
          <table:table-cell table:style-name="Tabla1.B26" office:value-type="string">
            <text:p text:style-name="P12">flew</text:p>
          </table:table-cell>
          <table:table-cell table:style-name="Tabla1.C26" office:value-type="string">
            <text:p text:style-name="P12">flown</text:p>
          </table:table-cell>
          <table:table-cell table:style-name="Tabla1.D26" office:value-type="string">
            <text:p text:style-name="P12">volar</text:p>
          </table:table-cell>
        </table:table-row>
        <table:table-row>
          <table:table-cell table:style-name="Tabla1.A3" office:value-type="string">
            <text:p text:style-name="P12">forget</text:p>
          </table:table-cell>
          <table:table-cell table:style-name="Tabla1.B27" office:value-type="string">
            <text:p text:style-name="P12">forgot</text:p>
          </table:table-cell>
          <table:table-cell table:style-name="Tabla1.C27" office:value-type="string">
            <text:p text:style-name="P12">forgotten</text:p>
          </table:table-cell>
          <table:table-cell table:style-name="Tabla1.D27" office:value-type="string">
            <text:p text:style-name="P12">olvidar</text:p>
          </table:table-cell>
        </table:table-row>
        <table:table-row>
          <table:table-cell table:style-name="Tabla1.A2" office:value-type="string">
            <text:p text:style-name="P12">forgive</text:p>
          </table:table-cell>
          <table:table-cell table:style-name="Tabla1.B28" office:value-type="string">
            <text:p text:style-name="P12">forgave</text:p>
          </table:table-cell>
          <table:table-cell table:style-name="Tabla1.C28" office:value-type="string">
            <text:p text:style-name="P12">forgiven</text:p>
          </table:table-cell>
          <table:table-cell table:style-name="Tabla1.D28" office:value-type="string">
            <text:p text:style-name="P12">perdonar</text:p>
          </table:table-cell>
        </table:table-row>
        <table:table-row>
          <table:table-cell table:style-name="Tabla1.A3" office:value-type="string">
            <text:p text:style-name="P12">get</text:p>
          </table:table-cell>
          <table:table-cell table:style-name="Tabla1.B29" office:value-type="string">
            <text:p text:style-name="P12">got</text:p>
          </table:table-cell>
          <table:table-cell table:style-name="Tabla1.C29" office:value-type="string">
            <text:p text:style-name="P12">gotten</text:p>
          </table:table-cell>
          <table:table-cell table:style-name="Tabla1.D29" office:value-type="string">
            <text:p text:style-name="P12">conseguir</text:p>
          </table:table-cell>
        </table:table-row>
        <table:table-row>
          <table:table-cell table:style-name="Tabla1.A2" office:value-type="string">
            <text:p text:style-name="P12">give</text:p>
          </table:table-cell>
          <table:table-cell table:style-name="Tabla1.B30" office:value-type="string">
            <text:p text:style-name="P12">gave</text:p>
          </table:table-cell>
          <table:table-cell table:style-name="Tabla1.C30" office:value-type="string">
            <text:p text:style-name="P12">given</text:p>
          </table:table-cell>
          <table:table-cell table:style-name="Tabla1.D30" office:value-type="string">
            <text:p text:style-name="P12">dar</text:p>
          </table:table-cell>
        </table:table-row>
        <text:soft-page-break/>
        <table:table-row>
          <table:table-cell table:style-name="Tabla1.A1" office:value-type="string">
            <text:p text:style-name="P10">Verbo en inglés</text:p>
          </table:table-cell>
          <table:table-cell table:style-name="Tabla1.A1" office:value-type="string">
            <text:p text:style-name="P13"><text:span text:style-name="T1">Pasado simple</text:span></text:p>
          </table:table-cell>
          <table:table-cell table:style-name="Tabla1.A1" office:value-type="string">
            <text:p text:style-name="P10">Participio</text:p>
          </table:table-cell>
          <table:table-cell table:style-name="Tabla1.A1" office:value-type="string">
            <text:p text:style-name="P14">Verbo en español</text:p>
          </table:table-cell>
        </table:table-row>
        <table:table-row table:style-name="Tabla1.32">
          <table:table-cell table:style-name="Tabla1.A3" office:value-type="string">
            <text:p text:style-name="P12">go</text:p>
          </table:table-cell>
          <table:table-cell table:style-name="Tabla1.B32" office:value-type="string">
            <text:p text:style-name="P12">went</text:p>
          </table:table-cell>
          <table:table-cell table:style-name="Tabla1.C32" office:value-type="string">
            <text:p text:style-name="P12">gone</text:p>
          </table:table-cell>
          <table:table-cell table:style-name="Tabla1.D32" office:value-type="string">
            <text:p text:style-name="P12">ir</text:p>
          </table:table-cell>
        </table:table-row>
        <table:table-row>
          <table:table-cell table:style-name="Tabla1.A2" office:value-type="string">
            <text:p text:style-name="P12">grow</text:p>
          </table:table-cell>
          <table:table-cell table:style-name="Tabla1.B33" office:value-type="string">
            <text:p text:style-name="P12">grew</text:p>
          </table:table-cell>
          <table:table-cell table:style-name="Tabla1.C33" office:value-type="string">
            <text:p text:style-name="P12">grown</text:p>
          </table:table-cell>
          <table:table-cell table:style-name="Tabla1.D33" office:value-type="string">
            <text:p text:style-name="P12">crecer</text:p>
          </table:table-cell>
        </table:table-row>
        <table:table-row>
          <table:table-cell table:style-name="Tabla1.A3" office:value-type="string">
            <text:p text:style-name="P12">have</text:p>
          </table:table-cell>
          <table:table-cell table:style-name="Tabla1.B34" office:value-type="string">
            <text:p text:style-name="P12">had</text:p>
          </table:table-cell>
          <table:table-cell table:style-name="Tabla1.C34" office:value-type="string">
            <text:p text:style-name="P12">had</text:p>
          </table:table-cell>
          <table:table-cell table:style-name="Tabla1.D34" office:value-type="string">
            <text:p text:style-name="P12">tener</text:p>
          </table:table-cell>
        </table:table-row>
        <table:table-row>
          <table:table-cell table:style-name="Tabla1.A2" office:value-type="string">
            <text:p text:style-name="P12">hear</text:p>
          </table:table-cell>
          <table:table-cell table:style-name="Tabla1.B35" office:value-type="string">
            <text:p text:style-name="P12">heard</text:p>
          </table:table-cell>
          <table:table-cell table:style-name="Tabla1.C35" office:value-type="string">
            <text:p text:style-name="P12">heard</text:p>
          </table:table-cell>
          <table:table-cell table:style-name="Tabla1.D35" office:value-type="string">
            <text:p text:style-name="P12">oír</text:p>
          </table:table-cell>
        </table:table-row>
        <table:table-row>
          <table:table-cell table:style-name="Tabla1.A3" office:value-type="string">
            <text:p text:style-name="P12">hide</text:p>
          </table:table-cell>
          <table:table-cell table:style-name="Tabla1.B36" office:value-type="string">
            <text:p text:style-name="P12">hid</text:p>
          </table:table-cell>
          <table:table-cell table:style-name="Tabla1.C36" office:value-type="string">
            <text:p text:style-name="P12">hidden</text:p>
          </table:table-cell>
          <table:table-cell table:style-name="Tabla1.D36" office:value-type="string">
            <text:p text:style-name="P12">esconder</text:p>
          </table:table-cell>
        </table:table-row>
        <table:table-row>
          <table:table-cell table:style-name="Tabla1.A2" office:value-type="string">
            <text:p text:style-name="P12">hit</text:p>
          </table:table-cell>
          <table:table-cell table:style-name="Tabla1.B37" office:value-type="string">
            <text:p text:style-name="P12">hit</text:p>
          </table:table-cell>
          <table:table-cell table:style-name="Tabla1.C37" office:value-type="string">
            <text:p text:style-name="P12">hit</text:p>
          </table:table-cell>
          <table:table-cell table:style-name="Tabla1.D37" office:value-type="string">
            <text:p text:style-name="P12">golpear</text:p>
          </table:table-cell>
        </table:table-row>
        <table:table-row>
          <table:table-cell table:style-name="Tabla1.A3" office:value-type="string">
            <text:p text:style-name="P12">hold</text:p>
          </table:table-cell>
          <table:table-cell table:style-name="Tabla1.B38" office:value-type="string">
            <text:p text:style-name="P12">held</text:p>
          </table:table-cell>
          <table:table-cell table:style-name="Tabla1.C38" office:value-type="string">
            <text:p text:style-name="P12">held</text:p>
          </table:table-cell>
          <table:table-cell table:style-name="Tabla1.D38" office:value-type="string">
            <text:p text:style-name="P12">sujetar</text:p>
          </table:table-cell>
        </table:table-row>
        <table:table-row>
          <table:table-cell table:style-name="Tabla1.A2" office:value-type="string">
            <text:p text:style-name="P12">hurt</text:p>
          </table:table-cell>
          <table:table-cell table:style-name="Tabla1.B39" office:value-type="string">
            <text:p text:style-name="P12">hurt</text:p>
          </table:table-cell>
          <table:table-cell table:style-name="Tabla1.C39" office:value-type="string">
            <text:p text:style-name="P12">hurt</text:p>
          </table:table-cell>
          <table:table-cell table:style-name="Tabla1.D39" office:value-type="string">
            <text:p text:style-name="P12">doler, hacer daño</text:p>
          </table:table-cell>
        </table:table-row>
        <table:table-row>
          <table:table-cell table:style-name="Tabla1.A3" office:value-type="string">
            <text:p text:style-name="P12">keep</text:p>
          </table:table-cell>
          <table:table-cell table:style-name="Tabla1.B40" office:value-type="string">
            <text:p text:style-name="P12">kept</text:p>
          </table:table-cell>
          <table:table-cell table:style-name="Tabla1.C40" office:value-type="string">
            <text:p text:style-name="P12">kept</text:p>
          </table:table-cell>
          <table:table-cell table:style-name="Tabla1.D40" office:value-type="string">
            <text:p text:style-name="P12">guardar</text:p>
          </table:table-cell>
        </table:table-row>
        <table:table-row>
          <table:table-cell table:style-name="Tabla1.A2" office:value-type="string">
            <text:p text:style-name="P12">know</text:p>
          </table:table-cell>
          <table:table-cell table:style-name="Tabla1.B41" office:value-type="string">
            <text:p text:style-name="P12">knew</text:p>
          </table:table-cell>
          <table:table-cell table:style-name="Tabla1.C41" office:value-type="string">
            <text:p text:style-name="P12">known</text:p>
          </table:table-cell>
          <table:table-cell table:style-name="Tabla1.D41" office:value-type="string">
            <text:p text:style-name="P12">saber</text:p>
          </table:table-cell>
        </table:table-row>
        <table:table-row table:style-name="Tabla1.1">
          <table:table-cell table:style-name="Tabla1.A3" office:value-type="string">
            <text:p text:style-name="P12">learn</text:p>
          </table:table-cell>
          <table:table-cell table:style-name="Tabla1.B42" office:value-type="string">
            <text:p text:style-name="P12">learned, learnt</text:p>
          </table:table-cell>
          <table:table-cell table:style-name="Tabla1.C42" office:value-type="string">
            <text:p text:style-name="P12">learned, learnt</text:p>
          </table:table-cell>
          <table:table-cell table:style-name="Tabla1.D42" office:value-type="string">
            <text:p text:style-name="P12">aprender</text:p>
          </table:table-cell>
        </table:table-row>
        <table:table-row table:style-name="Tabla1.1">
          <table:table-cell table:style-name="Tabla1.A2" office:value-type="string">
            <text:p text:style-name="P12">leave</text:p>
          </table:table-cell>
          <table:table-cell table:style-name="Tabla1.B43" office:value-type="string">
            <text:p text:style-name="P12">left</text:p>
          </table:table-cell>
          <table:table-cell table:style-name="Tabla1.C43" office:value-type="string">
            <text:p text:style-name="P12">left</text:p>
          </table:table-cell>
          <table:table-cell table:style-name="Tabla1.D43" office:value-type="string">
            <text:p text:style-name="P12">marcharse</text:p>
          </table:table-cell>
        </table:table-row>
        <table:table-row>
          <table:table-cell table:style-name="Tabla1.A3" office:value-type="string">
            <text:p text:style-name="P12">lend</text:p>
          </table:table-cell>
          <table:table-cell table:style-name="Tabla1.B44" office:value-type="string">
            <text:p text:style-name="P12">lent</text:p>
          </table:table-cell>
          <table:table-cell table:style-name="Tabla1.C44" office:value-type="string">
            <text:p text:style-name="P12">lent</text:p>
          </table:table-cell>
          <table:table-cell table:style-name="Tabla1.D44" office:value-type="string">
            <text:p text:style-name="P12">prestar</text:p>
          </table:table-cell>
        </table:table-row>
        <table:table-row>
          <table:table-cell table:style-name="Tabla1.A2" office:value-type="string">
            <text:p text:style-name="P12">let</text:p>
          </table:table-cell>
          <table:table-cell table:style-name="Tabla1.B45" office:value-type="string">
            <text:p text:style-name="P12">let</text:p>
          </table:table-cell>
          <table:table-cell table:style-name="Tabla1.C45" office:value-type="string">
            <text:p text:style-name="P12">let</text:p>
          </table:table-cell>
          <table:table-cell table:style-name="Tabla1.D45" office:value-type="string">
            <text:p text:style-name="P12">permitir</text:p>
          </table:table-cell>
        </table:table-row>
        <table:table-row>
          <table:table-cell table:style-name="Tabla1.A3" office:value-type="string">
            <text:p text:style-name="P12">lose</text:p>
          </table:table-cell>
          <table:table-cell table:style-name="Tabla1.B46" office:value-type="string">
            <text:p text:style-name="P12">lost</text:p>
          </table:table-cell>
          <table:table-cell table:style-name="Tabla1.C46" office:value-type="string">
            <text:p text:style-name="P12">lost</text:p>
          </table:table-cell>
          <table:table-cell table:style-name="Tabla1.D46" office:value-type="string">
            <text:p text:style-name="P12">perder</text:p>
          </table:table-cell>
        </table:table-row>
        <table:table-row>
          <table:table-cell table:style-name="Tabla1.A2" office:value-type="string">
            <text:p text:style-name="P12">make</text:p>
          </table:table-cell>
          <table:table-cell table:style-name="Tabla1.B47" office:value-type="string">
            <text:p text:style-name="P12">made</text:p>
          </table:table-cell>
          <table:table-cell table:style-name="Tabla1.C47" office:value-type="string">
            <text:p text:style-name="P12">made</text:p>
          </table:table-cell>
          <table:table-cell table:style-name="Tabla1.D47" office:value-type="string">
            <text:p text:style-name="P12">hacer</text:p>
          </table:table-cell>
        </table:table-row>
        <table:table-row>
          <table:table-cell table:style-name="Tabla1.A3" office:value-type="string">
            <text:p text:style-name="P15">mean</text:p>
          </table:table-cell>
          <table:table-cell table:style-name="Tabla1.B48" office:value-type="string">
            <text:p text:style-name="P15">meant</text:p>
          </table:table-cell>
          <table:table-cell table:style-name="Tabla1.C48" office:value-type="string">
            <text:p text:style-name="P15">meant</text:p>
          </table:table-cell>
          <table:table-cell table:style-name="Tabla1.D48" office:value-type="string">
            <text:p text:style-name="P15">significar, querer, decir</text:p>
          </table:table-cell>
        </table:table-row>
        <table:table-row>
          <table:table-cell table:style-name="Tabla1.A2" office:value-type="string">
            <text:p text:style-name="P15">meet</text:p>
          </table:table-cell>
          <table:table-cell table:style-name="Tabla1.B49" office:value-type="string">
            <text:p text:style-name="P15">met</text:p>
          </table:table-cell>
          <table:table-cell table:style-name="Tabla1.C49" office:value-type="string">
            <text:p text:style-name="P15">met</text:p>
          </table:table-cell>
          <table:table-cell table:style-name="Tabla1.D49" office:value-type="string">
            <text:p text:style-name="P15">conocer, quedar</text:p>
          </table:table-cell>
        </table:table-row>
        <table:table-row table:style-name="Tabla1.50">
          <table:table-cell table:style-name="Tabla1.A3" office:value-type="string">
            <text:p text:style-name="P15">pay</text:p>
          </table:table-cell>
          <table:table-cell table:style-name="Tabla1.B50" office:value-type="string">
            <text:p text:style-name="P15">paid</text:p>
          </table:table-cell>
          <table:table-cell table:style-name="Tabla1.C50" office:value-type="string">
            <text:p text:style-name="P15">paid</text:p>
          </table:table-cell>
          <table:table-cell table:style-name="Tabla1.D50" office:value-type="string">
            <text:p text:style-name="P15">pagar</text:p>
          </table:table-cell>
        </table:table-row>
        <table:table-row>
          <table:table-cell table:style-name="Tabla1.A2" office:value-type="string">
            <text:p text:style-name="P15">put</text:p>
          </table:table-cell>
          <table:table-cell table:style-name="Tabla1.B51" office:value-type="string">
            <text:p text:style-name="P15">put</text:p>
          </table:table-cell>
          <table:table-cell table:style-name="Tabla1.C51" office:value-type="string">
            <text:p text:style-name="P15">put</text:p>
          </table:table-cell>
          <table:table-cell table:style-name="Tabla1.D51" office:value-type="string">
            <text:p text:style-name="P15">poner</text:p>
          </table:table-cell>
        </table:table-row>
        <table:table-row>
          <table:table-cell table:style-name="Tabla1.A3" office:value-type="string">
            <text:p text:style-name="P15">read</text:p>
          </table:table-cell>
          <table:table-cell table:style-name="Tabla1.B52" office:value-type="string">
            <text:p text:style-name="P15">read</text:p>
          </table:table-cell>
          <table:table-cell table:style-name="Tabla1.C52" office:value-type="string">
            <text:p text:style-name="P15">read</text:p>
          </table:table-cell>
          <table:table-cell table:style-name="Tabla1.D52" office:value-type="string">
            <text:p text:style-name="P15">leer</text:p>
          </table:table-cell>
        </table:table-row>
        <table:table-row>
          <table:table-cell table:style-name="Tabla1.A2" office:value-type="string">
            <text:p text:style-name="P15">ring</text:p>
          </table:table-cell>
          <table:table-cell table:style-name="Tabla1.B53" office:value-type="string">
            <text:p text:style-name="P15">rang</text:p>
          </table:table-cell>
          <table:table-cell table:style-name="Tabla1.C53" office:value-type="string">
            <text:p text:style-name="P15">rung</text:p>
          </table:table-cell>
          <table:table-cell table:style-name="Tabla1.D53" office:value-type="string">
            <text:p text:style-name="P15">sonar, llamar (teléfono)</text:p>
          </table:table-cell>
        </table:table-row>
        <table:table-row>
          <table:table-cell table:style-name="Tabla1.A3" office:value-type="string">
            <text:p text:style-name="P15">rise</text:p>
          </table:table-cell>
          <table:table-cell table:style-name="Tabla1.B54" office:value-type="string">
            <text:p text:style-name="P15">rose</text:p>
          </table:table-cell>
          <table:table-cell table:style-name="Tabla1.C54" office:value-type="string">
            <text:p text:style-name="P15">risen</text:p>
          </table:table-cell>
          <table:table-cell table:style-name="Tabla1.D54" office:value-type="string">
            <text:p text:style-name="P15">levantar</text:p>
          </table:table-cell>
        </table:table-row>
        <table:table-row>
          <table:table-cell table:style-name="Tabla1.A2" office:value-type="string">
            <text:p text:style-name="P15">run</text:p>
          </table:table-cell>
          <table:table-cell table:style-name="Tabla1.B55" office:value-type="string">
            <text:p text:style-name="P15">ran</text:p>
          </table:table-cell>
          <table:table-cell table:style-name="Tabla1.C55" office:value-type="string">
            <text:p text:style-name="P15">run</text:p>
          </table:table-cell>
          <table:table-cell table:style-name="Tabla1.D55" office:value-type="string">
            <text:p text:style-name="P15">correr</text:p>
          </table:table-cell>
        </table:table-row>
        <table:table-row>
          <table:table-cell table:style-name="Tabla1.A3" office:value-type="string">
            <text:p text:style-name="P15">say</text:p>
          </table:table-cell>
          <table:table-cell table:style-name="Tabla1.B56" office:value-type="string">
            <text:p text:style-name="P15">said</text:p>
          </table:table-cell>
          <table:table-cell table:style-name="Tabla1.C56" office:value-type="string">
            <text:p text:style-name="P15">said</text:p>
          </table:table-cell>
          <table:table-cell table:style-name="Tabla1.D56" office:value-type="string">
            <text:p text:style-name="P15">decir</text:p>
          </table:table-cell>
        </table:table-row>
        <table:table-row>
          <table:table-cell table:style-name="Tabla1.A2" office:value-type="string">
            <text:p text:style-name="P15">see</text:p>
          </table:table-cell>
          <table:table-cell table:style-name="Tabla1.B57" office:value-type="string">
            <text:p text:style-name="P15">saw</text:p>
          </table:table-cell>
          <table:table-cell table:style-name="Tabla1.C57" office:value-type="string">
            <text:p text:style-name="P15">seen</text:p>
          </table:table-cell>
          <table:table-cell table:style-name="Tabla1.D57" office:value-type="string">
            <text:p text:style-name="P15">ver</text:p>
          </table:table-cell>
        </table:table-row>
        <table:table-row>
          <table:table-cell table:style-name="Tabla1.A3" office:value-type="string">
            <text:p text:style-name="P15">sell</text:p>
          </table:table-cell>
          <table:table-cell table:style-name="Tabla1.B58" office:value-type="string">
            <text:p text:style-name="P15">sold</text:p>
          </table:table-cell>
          <table:table-cell table:style-name="Tabla1.C58" office:value-type="string">
            <text:p text:style-name="P15">sold</text:p>
          </table:table-cell>
          <table:table-cell table:style-name="Tabla1.D58" office:value-type="string">
            <text:p text:style-name="P15">vender</text:p>
          </table:table-cell>
        </table:table-row>
        <table:table-row>
          <table:table-cell table:style-name="Tabla1.A2" office:value-type="string">
            <text:p text:style-name="P15">send</text:p>
          </table:table-cell>
          <table:table-cell table:style-name="Tabla1.B59" office:value-type="string">
            <text:p text:style-name="P15">sent</text:p>
          </table:table-cell>
          <table:table-cell table:style-name="Tabla1.C59" office:value-type="string">
            <text:p text:style-name="P15">sent</text:p>
          </table:table-cell>
          <table:table-cell table:style-name="Tabla1.D59" office:value-type="string">
            <text:p text:style-name="P15">enviar</text:p>
          </table:table-cell>
        </table:table-row>
        <table:table-row>
          <table:table-cell table:style-name="Tabla1.A3" office:value-type="string">
            <text:p text:style-name="P15">show</text:p>
          </table:table-cell>
          <table:table-cell table:style-name="Tabla1.B60" office:value-type="string">
            <text:p text:style-name="P15">showed</text:p>
          </table:table-cell>
          <table:table-cell table:style-name="Tabla1.C60" office:value-type="string">
            <text:p text:style-name="P15">showed, shown</text:p>
          </table:table-cell>
          <table:table-cell table:style-name="Tabla1.D60" office:value-type="string">
            <text:p text:style-name="P15">mostrar,demostrar</text:p>
          </table:table-cell>
        </table:table-row>
        <text:soft-page-break/>
        <table:table-row>
          <table:table-cell table:style-name="Tabla1.A1" office:value-type="string">
            <text:p text:style-name="P10">Verbo en inglés</text:p>
          </table:table-cell>
          <table:table-cell table:style-name="Tabla1.A1" office:value-type="string">
            <text:p text:style-name="P13"><text:span text:style-name="T1">Pasado simple</text:span></text:p>
          </table:table-cell>
          <table:table-cell table:style-name="Tabla1.A1" office:value-type="string">
            <text:p text:style-name="P10">Participio</text:p>
          </table:table-cell>
          <table:table-cell table:style-name="Tabla1.A1" office:value-type="string">
            <text:p text:style-name="P14">Verbo en español</text:p>
          </table:table-cell>
        </table:table-row>
        <table:table-row table:style-name="Tabla1.62">
          <table:table-cell table:style-name="Tabla1.A2" office:value-type="string">
            <text:p text:style-name="P15">shut</text:p>
          </table:table-cell>
          <table:table-cell table:style-name="Tabla1.B62" office:value-type="string">
            <text:p text:style-name="P15">shut</text:p>
          </table:table-cell>
          <table:table-cell table:style-name="Tabla1.C62" office:value-type="string">
            <text:p text:style-name="P15">shut</text:p>
          </table:table-cell>
          <table:table-cell table:style-name="Tabla1.D62" office:value-type="string">
            <text:p text:style-name="P15">cerrar</text:p>
          </table:table-cell>
        </table:table-row>
        <table:table-row>
          <table:table-cell table:style-name="Tabla1.A3" office:value-type="string">
            <text:p text:style-name="P15">sing</text:p>
          </table:table-cell>
          <table:table-cell table:style-name="Tabla1.B63" office:value-type="string">
            <text:p text:style-name="P15">sang</text:p>
          </table:table-cell>
          <table:table-cell table:style-name="Tabla1.C63" office:value-type="string">
            <text:p text:style-name="P15">sung</text:p>
          </table:table-cell>
          <table:table-cell table:style-name="Tabla1.D63" office:value-type="string">
            <text:p text:style-name="P15">cantar</text:p>
          </table:table-cell>
        </table:table-row>
        <table:table-row>
          <table:table-cell table:style-name="Tabla1.A2" office:value-type="string">
            <text:p text:style-name="P15">sit</text:p>
          </table:table-cell>
          <table:table-cell table:style-name="Tabla1.B64" office:value-type="string">
            <text:p text:style-name="P15">sat</text:p>
          </table:table-cell>
          <table:table-cell table:style-name="Tabla1.C64" office:value-type="string">
            <text:p text:style-name="P15">sat</text:p>
          </table:table-cell>
          <table:table-cell table:style-name="Tabla1.D64" office:value-type="string">
            <text:p text:style-name="P15">sentarse</text:p>
          </table:table-cell>
        </table:table-row>
        <table:table-row>
          <table:table-cell table:style-name="Tabla1.A3" office:value-type="string">
            <text:p text:style-name="P15">sleep</text:p>
          </table:table-cell>
          <table:table-cell table:style-name="Tabla1.B65" office:value-type="string">
            <text:p text:style-name="P15">slept</text:p>
          </table:table-cell>
          <table:table-cell table:style-name="Tabla1.C65" office:value-type="string">
            <text:p text:style-name="P15">slept</text:p>
          </table:table-cell>
          <table:table-cell table:style-name="Tabla1.D65" office:value-type="string">
            <text:p text:style-name="P15">dormir</text:p>
          </table:table-cell>
        </table:table-row>
        <table:table-row>
          <table:table-cell table:style-name="Tabla1.A2" office:value-type="string">
            <text:p text:style-name="P15">speak</text:p>
          </table:table-cell>
          <table:table-cell table:style-name="Tabla1.B66" office:value-type="string">
            <text:p text:style-name="P15">spoke</text:p>
          </table:table-cell>
          <table:table-cell table:style-name="Tabla1.C66" office:value-type="string">
            <text:p text:style-name="P15">spoken</text:p>
          </table:table-cell>
          <table:table-cell table:style-name="Tabla1.D66" office:value-type="string">
            <text:p text:style-name="P15">hablar</text:p>
          </table:table-cell>
        </table:table-row>
        <table:table-row>
          <table:table-cell table:style-name="Tabla1.A3" office:value-type="string">
            <text:p text:style-name="P15">spend</text:p>
          </table:table-cell>
          <table:table-cell table:style-name="Tabla1.B67" office:value-type="string">
            <text:p text:style-name="P15">spent</text:p>
          </table:table-cell>
          <table:table-cell table:style-name="Tabla1.C67" office:value-type="string">
            <text:p text:style-name="P15">spent</text:p>
          </table:table-cell>
          <table:table-cell table:style-name="Tabla1.D67" office:value-type="string">
            <text:p text:style-name="P15">gastar</text:p>
          </table:table-cell>
        </table:table-row>
        <table:table-row>
          <table:table-cell table:style-name="Tabla1.A2" office:value-type="string">
            <text:p text:style-name="P15">stand</text:p>
          </table:table-cell>
          <table:table-cell table:style-name="Tabla1.B68" office:value-type="string">
            <text:p text:style-name="P15">stood</text:p>
          </table:table-cell>
          <table:table-cell table:style-name="Tabla1.C68" office:value-type="string">
            <text:p text:style-name="P15">stood</text:p>
          </table:table-cell>
          <table:table-cell table:style-name="Tabla1.D68" office:value-type="string">
            <text:p text:style-name="P15">estar de pie</text:p>
          </table:table-cell>
        </table:table-row>
        <table:table-row>
          <table:table-cell table:style-name="Tabla1.A3" office:value-type="string">
            <text:p text:style-name="P15">swim</text:p>
          </table:table-cell>
          <table:table-cell table:style-name="Tabla1.B69" office:value-type="string">
            <text:p text:style-name="P15">swam</text:p>
          </table:table-cell>
          <table:table-cell table:style-name="Tabla1.C69" office:value-type="string">
            <text:p text:style-name="P15">swum</text:p>
          </table:table-cell>
          <table:table-cell table:style-name="Tabla1.D69" office:value-type="string">
            <text:p text:style-name="P15">nadar</text:p>
          </table:table-cell>
        </table:table-row>
        <table:table-row>
          <table:table-cell table:style-name="Tabla1.A2" office:value-type="string">
            <text:p text:style-name="P16">take</text:p>
          </table:table-cell>
          <table:table-cell table:style-name="Tabla1.B70" office:value-type="string">
            <text:p text:style-name="P16">took</text:p>
          </table:table-cell>
          <table:table-cell table:style-name="Tabla1.C70" office:value-type="string">
            <text:p text:style-name="P16">taken</text:p>
          </table:table-cell>
          <table:table-cell table:style-name="Tabla1.D70" office:value-type="string">
            <text:p text:style-name="P16">tomar</text:p>
          </table:table-cell>
        </table:table-row>
        <table:table-row>
          <table:table-cell table:style-name="Tabla1.A3" office:value-type="string">
            <text:p text:style-name="P16">teach</text:p>
          </table:table-cell>
          <table:table-cell table:style-name="Tabla1.B71" office:value-type="string">
            <text:p text:style-name="P16">taught</text:p>
          </table:table-cell>
          <table:table-cell table:style-name="Tabla1.C71" office:value-type="string">
            <text:p text:style-name="P16">taught</text:p>
          </table:table-cell>
          <table:table-cell table:style-name="Tabla1.D71" office:value-type="string">
            <text:p text:style-name="P16">enseñar</text:p>
          </table:table-cell>
        </table:table-row>
        <table:table-row>
          <table:table-cell table:style-name="Tabla1.A2" office:value-type="string">
            <text:p text:style-name="P16">tell</text:p>
          </table:table-cell>
          <table:table-cell table:style-name="Tabla1.B72" office:value-type="string">
            <text:p text:style-name="P16">told</text:p>
          </table:table-cell>
          <table:table-cell table:style-name="Tabla1.C72" office:value-type="string">
            <text:p text:style-name="P16">told</text:p>
          </table:table-cell>
          <table:table-cell table:style-name="Tabla1.D72" office:value-type="string">
            <text:p text:style-name="P16">contar, decirle</text:p>
          </table:table-cell>
        </table:table-row>
        <table:table-row>
          <table:table-cell table:style-name="Tabla1.A3" office:value-type="string">
            <text:p text:style-name="P16">think</text:p>
          </table:table-cell>
          <table:table-cell table:style-name="Tabla1.B73" office:value-type="string">
            <text:p text:style-name="P16">thought</text:p>
          </table:table-cell>
          <table:table-cell table:style-name="Tabla1.C73" office:value-type="string">
            <text:p text:style-name="P16">thought</text:p>
          </table:table-cell>
          <table:table-cell table:style-name="Tabla1.D73" office:value-type="string">
            <text:p text:style-name="P16">pensar</text:p>
          </table:table-cell>
        </table:table-row>
        <table:table-row>
          <table:table-cell table:style-name="Tabla1.A2" office:value-type="string">
            <text:p text:style-name="P16">throw</text:p>
          </table:table-cell>
          <table:table-cell table:style-name="Tabla1.B74" office:value-type="string">
            <text:p text:style-name="P16">threw</text:p>
          </table:table-cell>
          <table:table-cell table:style-name="Tabla1.C74" office:value-type="string">
            <text:p text:style-name="P16">thrown</text:p>
          </table:table-cell>
          <table:table-cell table:style-name="Tabla1.D74" office:value-type="string">
            <text:p text:style-name="P16">lanzar, arrojar</text:p>
          </table:table-cell>
        </table:table-row>
        <table:table-row>
          <table:table-cell table:style-name="Tabla1.A3" office:value-type="string">
            <text:p text:style-name="P16">understand</text:p>
          </table:table-cell>
          <table:table-cell table:style-name="Tabla1.B75" office:value-type="string">
            <text:p text:style-name="P16">understood</text:p>
          </table:table-cell>
          <table:table-cell table:style-name="Tabla1.C75" office:value-type="string">
            <text:p text:style-name="P16">understood</text:p>
          </table:table-cell>
          <table:table-cell table:style-name="Tabla1.D75" office:value-type="string">
            <text:p text:style-name="P16">entender</text:p>
          </table:table-cell>
        </table:table-row>
        <table:table-row>
          <table:table-cell table:style-name="Tabla1.A2" office:value-type="string">
            <text:p text:style-name="P16">wake</text:p>
          </table:table-cell>
          <table:table-cell table:style-name="Tabla1.B76" office:value-type="string">
            <text:p text:style-name="P16">woke</text:p>
          </table:table-cell>
          <table:table-cell table:style-name="Tabla1.C76" office:value-type="string">
            <text:p text:style-name="P16">woken</text:p>
          </table:table-cell>
          <table:table-cell table:style-name="Tabla1.D76" office:value-type="string">
            <text:p text:style-name="P16">despertar</text:p>
          </table:table-cell>
        </table:table-row>
        <table:table-row>
          <table:table-cell table:style-name="Tabla1.A3" office:value-type="string">
            <text:p text:style-name="P16">wear</text:p>
          </table:table-cell>
          <table:table-cell table:style-name="Tabla1.B77" office:value-type="string">
            <text:p text:style-name="P16">wore</text:p>
          </table:table-cell>
          <table:table-cell table:style-name="Tabla1.C77" office:value-type="string">
            <text:p text:style-name="P16">worn</text:p>
          </table:table-cell>
          <table:table-cell table:style-name="Tabla1.D77" office:value-type="string">
            <text:p text:style-name="P16">llevar puesto, ponerse</text:p>
          </table:table-cell>
        </table:table-row>
        <table:table-row>
          <table:table-cell table:style-name="Tabla1.A2" office:value-type="string">
            <text:p text:style-name="P16">win</text:p>
          </table:table-cell>
          <table:table-cell table:style-name="Tabla1.B78" office:value-type="string">
            <text:p text:style-name="P16">won</text:p>
          </table:table-cell>
          <table:table-cell table:style-name="Tabla1.C78" office:value-type="string">
            <text:p text:style-name="P16">won</text:p>
          </table:table-cell>
          <table:table-cell table:style-name="Tabla1.D78" office:value-type="string">
            <text:p text:style-name="P16"><text:span text:style-name="T2">g</text:span>anar</text:p>
          </table:table-cell>
        </table:table-row>
        <table:table-row table:style-name="Tabla1.79">
          <table:table-cell table:style-name="Tabla1.A3" office:value-type="string">
            <text:p text:style-name="P16">write</text:p>
          </table:table-cell>
          <table:table-cell table:style-name="Tabla1.B79" office:value-type="string">
            <text:p text:style-name="P16">wrote</text:p>
          </table:table-cell>
          <table:table-cell table:style-name="Tabla1.C79" office:value-type="string">
            <text:p text:style-name="P16">written</text:p>
          </table:table-cell>
          <table:table-cell table:style-name="Tabla1.D79" office:value-type="string">
            <text:p text:style-name="P16">escribir</text:p>
          </table:table-cell>
        </table:table-row>
      </table:table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9">Who</text:p>
          </table:table-cell>
          <table:table-cell table:style-name="Tabla2.A1" office:value-type="string">
            <text:p text:style-name="P19">Quién</text:p>
          </table:table-cell>
        </table:table-row>
        <table:table-row>
          <table:table-cell table:style-name="Tabla2.A2" office:value-type="string">
            <text:p text:style-name="P19">What</text:p>
          </table:table-cell>
          <table:table-cell table:style-name="Tabla2.A2" office:value-type="string">
            <text:p text:style-name="P19">Qué</text:p>
          </table:table-cell>
        </table:table-row>
        <table:table-row>
          <table:table-cell table:style-name="Tabla2.A1" office:value-type="string">
            <text:p text:style-name="P19">Where</text:p>
          </table:table-cell>
          <table:table-cell table:style-name="Tabla2.A1" office:value-type="string">
            <text:p text:style-name="P19">Dónde</text:p>
          </table:table-cell>
        </table:table-row>
        <table:table-row>
          <table:table-cell table:style-name="Tabla2.A2" office:value-type="string">
            <text:p text:style-name="P19">When</text:p>
          </table:table-cell>
          <table:table-cell table:style-name="Tabla2.A2" office:value-type="string">
            <text:p text:style-name="P19">Cuándo</text:p>
          </table:table-cell>
        </table:table-row>
        <table:table-row>
          <table:table-cell table:style-name="Tabla2.A1" office:value-type="string">
            <text:p text:style-name="P19">Why</text:p>
          </table:table-cell>
          <table:table-cell table:style-name="Tabla2.A1" office:value-type="string">
            <text:p text:style-name="P19">Por qué</text:p>
          </table:table-cell>
        </table:table-row>
        <table:table-row>
          <table:table-cell table:style-name="Tabla2.A2" office:value-type="string">
            <text:p text:style-name="P19">How</text:p>
          </table:table-cell>
          <table:table-cell table:style-name="Tabla2.A2" office:value-type="string">
            <text:p text:style-name="P19">Cóm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aleway" svg:font-family="Raleway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3:47:13.544253273</meta:creation-date>
    <dc:date>2023-01-14T19:59:04.398850518</dc:date>
    <meta:editing-duration>PT5H2M7S</meta:editing-duration>
    <meta:editing-cycles>6</meta:editing-cycles>
    <meta:generator>LibreOffice/7.4.3.2$Linux_X86_64 LibreOffice_project/40$Build-2</meta:generator>
    <meta:document-statistic meta:table-count="2" meta:image-count="0" meta:object-count="0" meta:page-count="3" meta:paragraph-count="328" meta:word-count="369" meta:character-count="1887" meta:non-whitespace-character-count="1846"/>
  </office:meta>
</office:document-meta>
</file>